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27cm" fo:margin-left="0.679cm" fo:margin-right="0.051cm" fo:margin-top="0cm" fo:margin-bottom="0.499cm" table:align="margins"/>
    </style:style>
    <style:style style:name="Table1.A" style:family="table-column">
      <style:table-column-properties style:column-width="2.083cm" style:rel-column-width="8390*"/>
    </style:style>
    <style:style style:name="Table1.B" style:family="table-column">
      <style:table-column-properties style:column-width="2.406cm" style:rel-column-width="9690*"/>
    </style:style>
    <style:style style:name="Table1.C" style:family="table-column">
      <style:table-column-properties style:column-width="2.009cm" style:rel-column-width="8092*"/>
    </style:style>
    <style:style style:name="Table1.D" style:family="table-column">
      <style:table-column-properties style:column-width="2.134cm" style:rel-column-width="8596*"/>
    </style:style>
    <style:style style:name="Table1.E" style:family="table-column">
      <style:table-column-properties style:column-width="2.307cm" style:rel-column-width="9293*"/>
    </style:style>
    <style:style style:name="Table1.F" style:family="table-column">
      <style:table-column-properties style:column-width="5.33cm" style:rel-column-width="21474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1" style:family="table">
      <style:table-properties style:width="16.99cm" fo:margin-left="0cm" fo:margin-right="0.011cm" fo:margin-top="0.3cm" fo:margin-bottom="0.25cm" table:align="margins"/>
    </style:style>
    <style:style style:name="Table11.A" style:family="table-column">
      <style:table-column-properties style:column-width="2.464cm" style:rel-column-width="9505*"/>
    </style:style>
    <style:style style:name="Table11.B" style:family="table-column">
      <style:table-column-properties style:column-width="14.526cm" style:rel-column-width="56030*"/>
    </style:style>
    <style:style style:name="Table1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1.B1" style:family="table-cell">
      <style:table-cell-properties fo:padding="0.15cm" fo:border-left="none" fo:border-right="none" fo:border-top="1pt solid #999999" fo:border-bottom="1pt solid #999999"/>
    </style:style>
    <style:style style:name="Table13" style:family="table">
      <style:table-properties style:width="16.99cm" fo:margin-left="0cm" fo:margin-right="0.011cm" fo:margin-top="0.199cm" fo:margin-bottom="0.4cm" table:align="margins"/>
    </style:style>
    <style:style style:name="Table13.A" style:family="table-column">
      <style:table-column-properties style:column-width="2.464cm" style:rel-column-width="9505*"/>
    </style:style>
    <style:style style:name="Table13.B" style:family="table-column">
      <style:table-column-properties style:column-width="14.526cm" style:rel-column-width="56030*"/>
    </style:style>
    <style:style style:name="Table13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3.B1" style:family="table-cell">
      <style:table-cell-properties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 style:master-page-name="">
      <style:paragraph-properties style:page-number="auto" fo:keep-with-next="always"/>
    </style:style>
    <style:style style:name="P4" style:family="paragraph" style:parent-style-name="OOoTextBody_5f_ListIntro" style:master-page-name="">
      <style:paragraph-properties style:page-number="auto"/>
    </style:style>
    <style:style style:name="P5" style:family="paragraph" style:parent-style-name="OOoTextBodyIndent" style:master-page-name="">
      <style:paragraph-properties fo:keep-together="always" fo:orphans="0" fo:widows="0" style:page-number="auto"/>
    </style:style>
    <style:style style:name="P6" style:family="paragraph" style:parent-style-name="OOoTableText">
      <style:paragraph-properties fo:margin-left="0.21cm" fo:margin-right="0.011cm" fo:text-indent="0cm" style:auto-text-indent="false"/>
    </style:style>
    <style:style style:name="P7" style:family="paragraph" style:parent-style-name="OOoTextBody">
      <style:paragraph-properties fo:margin-left="0.635cm" fo:margin-right="0cm" fo:text-indent="0cm" style:auto-text-indent="false"/>
    </style:style>
    <style:style style:name="P8" style:family="paragraph" style:parent-style-name="OOoTextBody">
      <style:paragraph-properties fo:margin-top="0cm" fo:margin-bottom="0cm" style:contextual-spacing="false"/>
    </style:style>
    <style:style style:name="P9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841e"/>
    </style:style>
    <style:style style:name="P10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e1bb"/>
    </style:style>
    <style:style style:name="P11" style:family="paragraph" style:parent-style-name="OOoTextBodyIndent">
      <style:text-properties officeooo:paragraph-rsid="001f851a"/>
    </style:style>
    <style:style style:name="P12" style:family="paragraph" style:parent-style-name="OOoTextBodyIndent">
      <style:text-properties officeooo:paragraph-rsid="0028e1bb"/>
    </style:style>
    <style:style style:name="P13" style:family="paragraph" style:parent-style-name="OOoTextBody">
      <style:text-properties officeooo:paragraph-rsid="001f851a"/>
    </style:style>
    <style:style style:name="P14" style:family="paragraph" style:parent-style-name="OOoTextBody">
      <style:text-properties officeooo:paragraph-rsid="0027d2b4"/>
    </style:style>
    <style:style style:name="P15" style:family="paragraph" style:parent-style-name="OOoTextBody">
      <style:text-properties officeooo:rsid="005e68eb" officeooo:paragraph-rsid="0027d2b4"/>
    </style:style>
    <style:style style:name="P1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rsid="0028841e" officeooo:paragraph-rsid="0028e1bb"/>
    </style:style>
    <style:style style:name="P19" style:family="paragraph" style:parent-style-name="OOoTextBodyIndent">
      <style:text-properties officeooo:rsid="00245a6a" officeooo:paragraph-rsid="00245a6a"/>
    </style:style>
    <style:style style:name="P20" style:family="paragraph" style:parent-style-name="OOoToCHead" style:master-page-name="OOoFrontMatter">
      <style:paragraph-properties style:page-number="auto"/>
    </style:style>
    <style:style style:name="P21" style:family="paragraph" style:parent-style-name="OOoNewChapter" style:master-page-name="OOoFirstPage">
      <style:paragraph-properties style:page-number="auto"/>
    </style:style>
    <style:style style:name="P22" style:family="paragraph" style:parent-style-name="OOoHeading_20_1" style:master-page-name="OOoCopyright">
      <style:paragraph-properties style:page-number="auto"/>
    </style:style>
    <style:style style:name="P23" style:family="paragraph" style:parent-style-name="OOoHeading_20_1" style:master-page-name="OOoPageStyl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851a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officeooo:rsid="001f851a"/>
    </style:style>
    <style:style style:name="T12" style:family="text">
      <style:text-properties officeooo:rsid="0021228b"/>
    </style:style>
    <style:style style:name="T13" style:family="text">
      <style:text-properties officeooo:rsid="0025ef00"/>
    </style:style>
    <style:style style:name="T14" style:family="text">
      <style:text-properties officeooo:rsid="0027d2b4"/>
    </style:style>
    <style:style style:name="T15" style:family="text">
      <style:text-properties officeooo:rsid="0028841e"/>
    </style:style>
    <style:style style:name="T16" style:family="text">
      <style:text-properties officeooo:rsid="0029634e"/>
    </style:style>
    <style:style style:name="T17" style:family="text">
      <style:text-properties officeooo:rsid="002c66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B <text:s/></text:span><text:line-break/>Otevřený software, otevřené standardy, OpenDocument</text:p>
      <text:p text:style-name="OOoSubtitle"/>
      <text:p text:style-name="OOoTextBody"/>
      <text:p text:style-name="OOoPageBreak"/>
      <text:section text:style-name="Sect1" text:name="Section1" text:condition="ooow:MD !=0" text:display="condition">
        <text:h text:style-name="P22" text:outline-level="1"><text:bookmark-start text:name="__RefHeading__182214_780470623"/>Autorská práva<text:bookmark-end text:name="__RefHeading__182214_780470623"/></text:h>
        <text:p text:style-name="P14">Tento dokuemtn je duševním vlastnictvím skupiny LibreOffice Documentation Team <text:span text:style-name="T5">©</text:span> 2010–201<text:span text:style-name="T16">4</text:span>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14">http://creativecommons.org/licenses/by/4.0/</text:span></text:a>) verze <text:span text:style-name="T14">4</text:span>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694_224528901"/>Přispěvatelé<text:bookmark-end text:name="__RefHeading__694_224528901"/></text:h>
        <text:p text:style-name="OOoTextBody">Ron Faile Jr.<text:line-break/>Jean Hollis Weber<text:line-break/><text:span text:style-name="T12">Peter Schofield</text:span></text:p>
        <text:h text:style-name="OOoHeading_20_2" text:outline-level="2"><text:bookmark-start text:name="__RefHeading__696_224528901"/>Zpětná vazba<text:bookmark-end text:name="__RefHeading__696_224528901"/></text:h>
        <text:p text:style-name="P14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5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OOoHeading_20_2" text:outline-level="2"><text:bookmark-start text:name="__RefHeading__698_224528901"/>Poděkování<text:bookmark-end text:name="__RefHeading__698_224528901"/></text:h>
        <text:p text:style-name="OOoTextBody">Tato příloha byla <text:span text:style-name="T14">vytvořena na základě</text:span> přílohy B knihy <text:span text:style-name="OOoEmphasis">Getting Started with OpenOffice.org 3.3</text:span>. Přispěvatelé do této přílohy jsou:</text:p>
        <text:p text:style-name="OOoTextBody">Rick Barnes<text:line-break/>Jean Hollis Weber<text:line-break/>Agnes Belzunce</text:p>
        <text:h text:style-name="OOoHeading_20_2" text:outline-level="2"><text:bookmark-start text:name="__RefHeading__700_224528901"/>Datum vydání a verze programu<text:bookmark-end text:name="__RefHeading__700_224528901"/></text:h>
        <text:p text:style-name="OOoTextBody">Anglický originál byl vydán <text:span text:style-name="T17">15. června 2014</text:span>. Kapitola je určena pro LibreOffice <text:span text:style-name="T12">4.2</text:span>.</text:p>
        <text:p text:style-name="P20">Obsah</text:p>
        <text:table-of-content text:style-name="Sect1" text:name="Table of Contents1">
          <text:table-of-content-source text:outline-level="4" text:use-index-marks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a xlink:type="simple" xlink:href="#__RefHeading__182214_780470623" text:style-name="Internet_20_link" text:visited-style-name="Internet_20_link">Autorská práva<text:tab/>2</text:a></text:p>
            <text:p text:style-name="P16"><text:a xlink:type="simple" xlink:href="#__RefHeading__694_224528901" text:style-name="Internet_20_link" text:visited-style-name="Internet_20_link">Přispěvatelé<text:tab/>2</text:a></text:p>
            <text:p text:style-name="P16"><text:a xlink:type="simple" xlink:href="#__RefHeading__696_224528901" text:style-name="Internet_20_link" text:visited-style-name="Internet_20_link">Zpětná vazba<text:tab/>2</text:a></text:p>
            <text:p text:style-name="P16"><text:a xlink:type="simple" xlink:href="#__RefHeading__698_224528901" text:style-name="Internet_20_link" text:visited-style-name="Internet_20_link">Poděkování<text:tab/>2</text:a></text:p>
            <text:p text:style-name="P16"><text:a xlink:type="simple" xlink:href="#__RefHeading__700_224528901" text:style-name="Internet_20_link" text:visited-style-name="Internet_20_link">Datum vydání a verze programu<text:tab/>2</text:a></text:p>
            <text:p text:style-name="P17"><text:a xlink:type="simple" xlink:href="#__RefHeading__182216_780470623" text:style-name="Internet_20_link" text:visited-style-name="Internet_20_link">Úvod<text:tab/>4</text:a></text:p>
            <text:p text:style-name="P17"><text:a xlink:type="simple" xlink:href="#__RefHeading__182218_780470623" text:style-name="Internet_20_link" text:visited-style-name="Internet_20_link">Krátká historie LibreOffice<text:tab/>4</text:a></text:p>
            <text:p text:style-name="P17"><text:a xlink:type="simple" xlink:href="#__RefHeading__182220_780470623" text:style-name="Internet_20_link" text:visited-style-name="Internet_20_link">Komunita LibreOffice<text:tab/>4</text:a></text:p>
            <text:p text:style-name="P17"><text:a xlink:type="simple" xlink:href="#__RefHeading__182222_780470623" text:style-name="Internet_20_link" text:visited-style-name="Internet_20_link">Jakou licenci LibreOffice používá?<text:tab/>5</text:a></text:p>
            <text:p text:style-name="P17"><text:a xlink:type="simple" xlink:href="#__RefHeading__182224_780470623" text:style-name="Internet_20_link" text:visited-style-name="Internet_20_link">Co to je „otevřený software“?<text:tab/>5</text:a></text:p>
            <text:p text:style-name="P17"><text:a xlink:type="simple" xlink:href="#__RefHeading__3272_1372004992" text:style-name="Internet_20_link" text:visited-style-name="Internet_20_link">Co jsou „otevřené standardy“?<text:tab/>5</text:a></text:p>
            <text:p text:style-name="P17"><text:a xlink:type="simple" xlink:href="#__RefHeading__182226_780470623" text:style-name="Internet_20_link" text:visited-style-name="Internet_20_link">Co je OpenDocument?<text:tab/>5</text:a></text:p>
            <text:p text:style-name="P16"><text:a xlink:type="simple" xlink:href="#__RefHeading__3274_1372004992" text:style-name="Internet_20_link" text:visited-style-name="Internet_20_link">Přípony souborů formátu ODF<text:tab/>6</text:a></text:p>
            <text:p text:style-name="P17"><text:a xlink:type="simple" xlink:href="#__RefHeading__5835_1372004992" text:style-name="Internet_20_link" text:visited-style-name="Internet_20_link">Formáty souborů, které LibreOffice dokáže otevírat<text:tab/>6</text:a></text:p>
            <text:p text:style-name="P16"><text:a xlink:type="simple" xlink:href="#__RefHeading__182230_780470623" text:style-name="Internet_20_link" text:visited-style-name="Internet_20_link">Otevírání textových dokumentů<text:tab/>6</text:a></text:p>
            <text:p text:style-name="P16"><text:a xlink:type="simple" xlink:href="#__RefHeading__182232_780470623" text:style-name="Internet_20_link" text:visited-style-name="Internet_20_link">Otevírání tabulkových sešitů<text:tab/>7</text:a></text:p>
            <text:p text:style-name="P16"><text:a xlink:type="simple" xlink:href="#__RefHeading__182234_780470623" text:style-name="Internet_20_link" text:visited-style-name="Internet_20_link">Otevírání prezentací<text:tab/>7</text:a></text:p>
            <text:p text:style-name="P16"><text:a xlink:type="simple" xlink:href="#__RefHeading__182236_780470623" text:style-name="Internet_20_link" text:visited-style-name="Internet_20_link">Otevírání grafických souborů<text:tab/>7</text:a></text:p>
            <text:p text:style-name="P16"><text:a xlink:type="simple" xlink:href="#__RefHeading__182238_780470623" text:style-name="Internet_20_link" text:visited-style-name="Internet_20_link">Otevírání souborů se vzorci<text:tab/>8</text:a></text:p>
            <text:p text:style-name="P17"><text:a xlink:type="simple" xlink:href="#__RefHeading__182240_780470623" text:style-name="Internet_20_link" text:visited-style-name="Internet_20_link">Formáty souborů, které LibreOffice dokáže zapisovat<text:tab/>8</text:a></text:p>
            <text:p text:style-name="P16"><text:a xlink:type="simple" xlink:href="#__RefHeading__182242_780470623" text:style-name="Internet_20_link" text:visited-style-name="Internet_20_link">Ukládání textových dokumentů<text:tab/>8</text:a></text:p>
            <text:p text:style-name="P16"><text:a xlink:type="simple" xlink:href="#__RefHeading__182244_780470623" text:style-name="Internet_20_link" text:visited-style-name="Internet_20_link">Ukládání tabulkových souborů<text:tab/>9</text:a></text:p>
            <text:p text:style-name="P16"><text:a xlink:type="simple" xlink:href="#__RefHeading__182246_780470623" text:style-name="Internet_20_link" text:visited-style-name="Internet_20_link">Ukládání prezentací<text:tab/>9</text:a></text:p>
            <text:p text:style-name="P16"><text:a xlink:type="simple" xlink:href="#__RefHeading__182248_780470623" text:style-name="Internet_20_link" text:visited-style-name="Internet_20_link">Ukládání kreseb<text:tab/>9</text:a></text:p>
            <text:p text:style-name="P16"><text:a xlink:type="simple" xlink:href="#__RefHeading__182250_780470623" text:style-name="Internet_20_link" text:visited-style-name="Internet_20_link">LibreOffice Writer/Web při ukládání podporuje tyto formáty<text:tab/>9</text:a></text:p>
            <text:p text:style-name="P17"><text:a xlink:type="simple" xlink:href="#__RefHeading__184177_780470623" text:style-name="Internet_20_link" text:visited-style-name="Internet_20_link">Export do jiných formátů<text:tab/>10</text:a></text:p>
          </text:index-body>
        </text:table-of-content>
        <text:p text:style-name="OOoTextBody"/>
      </text:section>
      <text:h text:style-name="P23" text:outline-level="1"><text:bookmark-start text:name="__RefHeading__182216_780470623"/>Úvod<text:bookmark-end text:name="__RefHeading__182216_780470623"/></text:h>
      <text:p text:style-name="OOoTextBody">LibreOffice je kancelářský balík, který je kompatibilní s většinou nejrozšířenějších kancelářských balíků a je dostupný na různých platformách. Je to otevřený software, a proto se dá volně stáhnout, používat a šířit. Pokud balík LibreOffice ještě neznáte, tato příloha vám poskytne informace o jeho historii, jeho komunitě a některých technických vlastnostech.</text:p>
      <text:h text:style-name="OOoHeading_20_1" text:outline-level="1"><text:bookmark-start text:name="__RefHeading__182218_780470623"/>Krátká <text:alphabetical-index-mark-start text:id="IMark4669892168"/> historie LibreOffice<text:bookmark-end text:name="__RefHeading__182218_780470623"/><text:alphabetical-index-mark-end text:id="IMark4669892168"/></text:h>
      <text:p text:style-name="OOoTextBody">Projekt OpenOffice.org, z něhož vznikl LibreOffice, byl spuštěn, když společnost <text:alphabetical-index-mark-start text:id="IMark4651004848"/>Sun Microsystems<text:alphabetical-index-mark-end text:id="IMark4651004848"/> 13. října 2000 uvolnila pro komunitu zdrojový kód svého produktu StarOffice®. Produkt OpenOffice.org 1.0 byl vydán 30. dubna 2002. Později byly vydány i aktualizované verze - verze 2.0 v říjnu 2005 a verze 3.0 v říjnu 2008. 26. ledna 2010 byla společnost Sun Microsystems převzata společností Oracle Corporation.</text:p>
      <text:p text:style-name="OOoTextBody">28. září 2010 dobrovolníci, kteří vyvíjeli a zlepšovali OpenOffice.org, oznámili významnou změnu ve struktuře projektu. Po deseti letech růstu za pomoci společnosti Sun Microsystems, která projekt také založila, byla na jeho základě založena nová nezávislá nadace s názvem The Document Foundation (Nadace dokument), aby sp<text:span text:style-name="T11">l</text:span>ni<text:span text:style-name="T11">l</text:span>a slib, který byl součástí původního příslibu. Tato nadace se stala základním kamenem nového ekosystému, v němž jednotlivci a organizace mohou spolupracovat na vývoji a současně mohou čerpat výhody z volně dostupného svobodného kancelářského balíku.</text:p>
      <text:p text:style-name="OOoTextBody">Název chráněný obchodní známkou OpenOffice se nepodařilo od společnosti Oracle získat, proto společnost The Document Foundation pojmenovala svůj produkt názvem LibreOffice. V lednu 2011 byla vydána verze LibreOffice 3.3, která navazovala na číslování projektu OpenOffice.org.</text:p>
      <text:p text:style-name="OOoTextBody">V únoru 2012 byla The Document Foundation zaregistrována jako německá nadace. Více informací o The Document Foundation se nachází na adrese: <text:a xlink:type="simple" xlink:href="http://www.documentfoundation.org/">http://www.documentfoundation.org/</text:a></text:p>
      <text:h text:style-name="OOoHeading_20_1" text:outline-level="1"><text:bookmark-start text:name="__RefHeading__182220_780470623"/>Komunita LibreOffice<text:bookmark-end text:name="__RefHeading__182220_780470623"/></text:h>
      <text:p text:style-name="OOoTextBody">Úlohou nadace Document Foundation je:</text:p>
      <text:p text:style-name="OOoTextBodyIndent">„... přetransformování komunity OpenOffice.org do nové otevřené a nezávislé meritokratické organizační struktury. Nezávislá nadace se lépe shoduje s hodnotami přispěvatelů, uživatelů a podporovatelů a umožní vytvořit účinnější a transparentnější komunitu přístupnou všem. Budeme chránit dřívější investice tím, že budeme stavět na úspěších předchozího desetiletí, podporovat širokou účast v komunitě a koordinovat aktivity komunity.“</text:p>
      <text:p text:style-name="OOoTextBody">Mezi společnosti, které nás podporují, patří Canonical, <text:span text:style-name="T11">T</text:span>he GNOME Foundation, Google, Novell a Red Hat. Kromě <text:span text:style-name="T11"/>toho se k našemu projektu vytvoření nejlepšího možného kancelářského balíku dostupného pro všechny přidalo více než 450 000 lidí z celého světa. Toto je podstata komunity kolem „otevřeného softwaru“!</text:p>
      <text:p text:style-name="OOoTextBody">Díky své licen<text:span text:style-name="T11">c</text:span>i otevřeného softwaru může být LibreOffice kancelářským balíkem dostupným pro každého, a kdekoliv, a to stejně jak pro osobní tak i komerční účely. Software je přeložen do mnoha jazyků včetně českého jazyka a lze jej spustit ve všech hlavních operačních systémech. Nová funkce do něj může být přidána formou rozšíření.</text:p>
      <text:p text:style-name="OOoTextBody">Komunita LibreOffice se skládá z přispěvatelů do všech oblastí včetně překladatelů, softwarových vývojářů, grafiků, tvůrců technické dokumentace, redaktorů článků, sponzorů a lidí poskytujících podporu pro uživatele. Do LibreOffice můžete přispět mnoha způsoby podle vlastního zájmu. Komunita je díky internetu aktivní mezinárodně, ve všech časových pásmech a v mnoha jazycích na stránkách <text:a xlink:type="simple" xlink:href="http://www.libreoffice.org/">cs.libreoffice.org</text:a> a <text:a xlink:type="simple" xlink:href="http://www.documentfoundation.org/">www.documentfoundation.org</text:a>.</text:p>
      <text:h text:style-name="OOoHeading_20_1" text:outline-level="1"><text:bookmark-start text:name="__RefHeading__182222_780470623"/><text:soft-page-break/><text:reference-mark-start text:name="How is OOo licensed?"/>Jakou licenci LibreOffice používá?<text:bookmark-end text:name="__RefHeading__182222_780470623"/><text:reference-mark-end text:name="How is OOo licensed?"/></text:h>
      <text:p text:style-name="OOoTextBody"><text:span text:style-name="T3">LibreOffice je šířen pod</text:span> licencí Mozilla Public License (MPL), která je uznána organizací <text:alphabetical-index-mark-start text:id="IMark4651004848"/>Open Source Initiative (OSI) <text:alphabetical-index-mark-end text:id="IMark4651004848"/>.</text:p>
      <text:p text:style-name="OOoTextBody">Znění licence <text:alphabetical-index-mark text:string-value="LibreOffice, licenční podmínky"/>MPL je dostupné na adrese: <text:a xlink:type="simple" xlink:href="http://www.libreoffice.org/download/license/">http://mozilla.org/MPL/2.0</text:a> </text:p>
      <text:h text:style-name="OOoHeading_20_1" text:outline-level="1"><text:bookmark-start text:name="__RefHeading__182224_780470623"/>Co to je „otevřený software“?<text:bookmark-end text:name="__RefHeading__182224_780470623"/></text:h>
      <text:p text:style-name="OOoTextBody_5f_ListIntro">Čtyři základní práva spojená s otevřeným softwarem byly poprvé formulovány licencí <text:span text:style-name="OOoEmphasis">General Public License</text:span> (GPL), kterou vytvořila Free Software Foundation. Jsou to:</text:p>
      <text:list xml:id="list7250049128824538403" text:style-name="OOoBullets_20_1">
        <text:list-item text:start-value="1">
          <text:p text:style-name="OOoList_20_1_20_Start">Právo použít software pro jakýkoliv účel.</text:p>
        </text:list-item>
        <text:list-item>
          <text:p text:style-name="OOoList_20_1_20_Cont">Právo volného šíření softwaru buď zdarma, nebo za poplatek.</text:p>
        </text:list-item>
        <text:list-item>
          <text:p text:style-name="OOoList_20_1_20_Cont">Právo na přístup k úplnému zdrojovému kódu programu.</text:p>
        </text:list-item>
        <text:list-item>
          <text:p text:style-name="OOoList_20_1_20_End">Právo měnit kteroukoliv část zdrojového kódu nebo použít jeho části v jiných programech.</text:p>
        </text:list-item>
      </text:list>
      <text:p text:style-name="OOoTextBody"><text:span text:style-name="Strong_20_Emphasis"><text:span text:style-name="T3">Základní myšlenka otevřeného softwaru</text:span></text:span> je velmi jednoduchá: Když uživatelé získají právo číst, šířit a upravovat zdrojový kód softwaru, bude se tento software vyvíjet. Uživatelé ho budou zlepšovat, přizpůsobovat a opravovat v něm chyby.</text:p>
      <text:p text:style-name="OOoTextBody">Více informací o svobodném a otevřeném softwaru se nachází na stránkách:</text:p>
      <text:p text:style-name="OOoTextBody"><text:alphabetical-index-mark-start text:id="IMark4651004848"/><text:span text:style-name="Strong_20_Emphasis"><text:span text:style-name="T6">Open Source Initiative</text:span></text:span><text:span text:style-name="T6"> </text:span><text:span text:style-name="T9">(OSI)</text:span><text:alphabetical-index-mark-end text:id="IMark4651004848"/><text:span text:style-name="T9">: </text:span><text:a xlink:type="simple" xlink:href="http://www.opensource.org/"><text:span text:style-name="Internet_20_link"><text:span text:style-name="T4">http://www.opensource.org</text:span></text:span></text:a></text:p>
      <text:p text:style-name="OOoTextBody"><text:alphabetical-index-mark-start text:id="IMark4669892168"/><text:span text:style-name="T7">Free Software Foundation</text:span> (FSF)<text:alphabetical-index-mark-end text:id="IMark4669892168"/>: <text:a xlink:type="simple" xlink:href="http://www.gnu.org/">http://www.gnu.org</text:a></text:p>
      <text:h text:style-name="OOoHeading_20_1" text:outline-level="1"><text:bookmark-start text:name="__RefHeading__3272_1372004992"/>Co jsou „otevřené standardy“?<text:bookmark-end text:name="__RefHeading__3272_1372004992"/></text:h>
      <text:p text:style-name="OOoTextBody">Otevřené standardy umožňují dělat něco, co je nezávislé na výrobci nebo dodavateli, čímž umožňují konkurenčním softwarovým produktům volně používat stejné formáty souborů. Příkladem otevřených standardů pro dokumenty jsou HTML, XML a ODF.</text:p>
      <text:p text:style-name="OOoTextBody_5f_ListIntro">Otevřený standard musí splňovat následující požadavky:</text:p>
      <text:list xml:id="list111904353364029" text:continue-numbering="true" text:style-name="OOoBullets_20_1">
        <text:list-item>
          <text:p text:style-name="OOoList_20_1_20_Start">Je dobře zdokumentovaný úplnou specifikací, která je veřejně dostupná buď zdarma nebo za minimální poplatek.</text:p>
        </text:list-item>
        <text:list-item>
          <text:p text:style-name="OOoList_20_1_20_Cont.">Je ho možné volně kopírovat, distribuovat a používat. Duševní vlastnictví související se standardem je neodvolatelně dostupné bezplatně.</text:p>
        </text:list-item>
        <text:list-item>
          <text:p text:style-name="OOoList_20_1_20_End">Je formulován a spravován nezávislým otevřeným fórem (organizací pro standardy) na základě otevřených procesů.</text:p>
        </text:list-item>
      </text:list>
      <text:h text:style-name="OOoHeading_20_1" text:outline-level="1"><text:bookmark-start text:name="__RefHeading__182226_780470623"/>Co je OpenDocument?<text:bookmark-end text:name="__RefHeading__182226_780470623"/></text:h>
      <text:p text:style-name="OOoTextBody">OpenDocument nebo ODF (v překladu otevřený dokument) je formát <text:span text:style-name="T10">souborů vytvořený na základě jazyka XML, určený pro kancelářské dokumenty (textové dokumenty, tabulkové sešity, kresby, prezentace a další typy dokumentů), který byl vyvinut</text:span> <text:span text:style-name="T10">nezávislou skupinou standardizační organizací</text:span>, OASIS <text:span text:style-name="T10">(</text:span><text:a xlink:type="simple" xlink:href="http://www.oasis-open.org/who/">http://www.oasis-open.org/who/</text:a>).</text:p>
      <text:p text:style-name="OOoTextBody">Na rozdíl od podobných formátů je <text:span text:style-name="T10">ODF</text:span> otevřeným standardem. Je veřejně dostupný jako veřejné vlastnictví, bez licenčních, patentových a dalších omezení. Proto <text:span text:style-name="T10">ODF</text:span> soubory nejsou vázány na žádný kancelářský balík a programy, které s ním dokáží pracovat, může ho vytvořit kdokoli. Z tohoto důvodu se <text:span text:style-name="T10">ODF</text:span> rychle stal <text:span text:style-name="T10"/>preferovaným formátem ve státních zprávách, školách a dalších společnostech, které nechtějí být příliš závislé od jednoho dodavatele softwaru.</text:p>
      <text:p text:style-name="OOoTextBody"><text:soft-page-break/>LibreOffice ve výchozím nastavení své soubory ukládá ve formátu ODF. LibreOffice 3 přijal verzi 1.2 tohoto <text:span text:style-name="T10"/>standardu <text:span text:style-name="T11">a LibreOffice 4 v jeho používání pokračuje</text:span>. V LibreOffice je možné otevírat a ukládat do mnoha jiných formátů; více informací se nachází v části “<text:bookmark-ref text:reference-format="text" text:ref-name="__RefHeading__5835_1372004992">Formáty souborů, které LibreOffice dokáže otevírat</text:bookmark-ref>” na této stránce, “<text:bookmark-ref text:reference-format="text" text:ref-name="__RefHeading__182240_780470623">Formáty souborů, které LibreOffice dokáže zapisovat</text:bookmark-ref>” na stránce <text:bookmark-ref text:reference-format="page" text:ref-name="__RefHeading__182240_780470623">8</text:bookmark-ref>, a “<text:bookmark-ref text:reference-format="text" text:ref-name="__RefHeading__184177_780470623">Export do jiných formátů</text:bookmark-ref>” na stránce <text:bookmark-ref text:reference-format="page" text:ref-name="__RefHeading__184177_780470623">10</text:bookmark-ref>.</text:p>
      <text:h text:style-name="OOoHeading_20_2" text:outline-level="2"><text:bookmark-start text:name="__RefHeading__3274_1372004992"/>Přípony souborů formátu ODF<text:bookmark-end text:name="__RefHeading__3274_1372004992"/></text:h>
      <text:p text:style-name="OOoTextBody_5f_ListIntro">Nejčastěji používané přípony pro dokumenty formátu Open Document, jsou:</text:p>
      <text:p text:style-name="P7">*.odt pro textové dokumenty,</text:p>
      <text:p text:style-name="P7">*.ods pro tabulkové sešity,</text:p>
      <text:p text:style-name="P7">*.odp pro prezentace,</text:p>
      <text:p text:style-name="P7">*.odb pro databáze,</text:p>
      <text:p text:style-name="P7">*.odg pro grafiku (vektorová grafika),</text:p>
      <text:p text:style-name="P7">*.odf Pro vzorce (matematické vzorce).</text:p>
      <text:h text:style-name="OOoHeading_20_1" text:outline-level="1"><text:bookmark-start text:name="__RefHeading__5835_1372004992"/>Formáty souborů, které LibreOffice dokáže otevírat<text:bookmark-end text:name="__RefHeading__5835_1372004992"/></text:h>
      <text:p text:style-name="P13">LibreOffice dokáže otevřít kromě formátů OpenDocument i velké množství dalších formátů, včetně formátu Portable Document Format (PDF), pokud je do formátu PDF začleněn soubor ODF (více informací se nachází v <text:span text:style-name="T7">kapitole 10</text:span>, <text:span text:style-name="T8">Tisk, exportování a odesílání</text:span><text:span text:style-name="T11"/>).</text:p>
      <text:h text:style-name="OOoHeading_20_2" text:outline-level="2"><text:bookmark-start text:name="__RefHeading__182230_780470623"/>Otevírání <text:alphabetical-index-mark text:string-value="otevírání" text:key1="textové dokumenty"/>textových dokumentů<text:bookmark-end text:name="__RefHeading__182230_780470623"/></text:h>
      <text:p text:style-name="OOoTextBody_5f_ListIntro">Kromě formátů OpenDocument (.odt, .ott, .oth, .odm a .fodt), dokáže LibreOffice Writer <text:alphabetical-index-mark text:string-value="importování souborů"/>otevírat formáty používané balíkem OpenOffice.org 1.x (.sxw, .stw a .sxg), <text:span text:style-name="T15">formáty textových dokumentů uvedeny v následujícím seznamu, ale i další, častokrát již nepoužívané formáty</text:span>:</text:p>
      <text:p text:style-name="P9">Microsoft Word 6.0/95/97/2000/XP/<text:span text:style-name="T15">Mac</text:span>) (.doc a .dot)<text:line-break/>Microsoft Word 2003 XML (.xml)<text:line-break/>Microsoft Word 2007/2010 XML (.docx, .docm, .dotx, .dotm)</text:p>
      <text:p text:style-name="P10">Microsoft WinWord 5 (.doc)<text:tab/>Dokument WordPerfect (.wpd)</text:p>
      <text:p text:style-name="P10">Microsoft Works (.wps)<text:tab/>Lotus WordPro (.lwp)</text:p>
      <text:p text:style-name="P18">Dokument Abiword (.abw, .zabw)<text:tab/>Dokument ClarisWorks/Appleworks (.cwk)</text:p>
      <text:p text:style-name="P10"><text:span text:style-name="T15">Dokument MacWrite (.mw, .mcw)<text:tab/></text:span>Formát Rich Text (.rtf)</text:p>
      <text:p text:style-name="P10">Text CSV (.csv a .txt)<text:tab/>Formáty StarWriter (.sdw, .sgl, .vor)</text:p>
      <text:p text:style-name="P10">DocBook (.xml)<text:tab/>Formát textu Unified Office (.uot, .uof)</text:p>
      <text:p text:style-name="P10">Ichitaro 8/9/10/11 (.jtd a .jtt)<text:tab/>Hangul WP 97 (.hwp)</text:p>
      <text:p text:style-name="P10">Dokument T602 (.602, .txt)<text:tab/>AportisDoc (Palm) (.pdb)</text:p>
      <text:p text:style-name="P10">Pocket Word (.psw)<text:tab/><text:span text:style-name="T15">eBook (.pdb)</text:span></text:p>
      <text:p text:style-name="P12">Dokument HTML (.htm, .html)</text:p>
      <text:p text:style-name="OOoTextBody">Většinu těchto typů LibreOffice automaticky rozpozná, proto je možné je otevírat bez ručního výběru typu dokumentu v dialogovém okně.</text:p>
      <text:p text:style-name="OOoTextBody">Při otevírání souborů HTM nebo HTML (používaných jako webové stránky) LibreOffice přizpůsobí svůj modul Writer pro práci s těmito soubory.</text:p>
      <text:h text:style-name="OOoHeading_20_2" text:outline-level="2"><text:bookmark-start text:name="__RefHeading__182232_780470623"/><text:soft-page-break/>Otevírání <text:alphabetical-index-mark text:string-value="otevírání" text:key1="sešity"/>tabulkových sešitů<text:bookmark-end text:name="__RefHeading__182232_780470623"/></text:h>
      <text:p text:style-name="OOoTextBody_5f_ListIntro">Kromě souborů ve formátu ODF (.ods, .ots a .fods) dokáže LibreOffice Calc otevřít i soubory ve formátech používaných kancelářským balíkem OpenOffice.org 1.x (.sxc a .stc) a následujících sešitů:</text:p>
      <text:p text:style-name="OOoTextBodyIndent">Microsoft Excel 97/2000/XP (.xls, .xlw, a .xlt)<text:line-break/>Microsoft Excel 4.x–5.0/95 (.xls, .xlw, a .xlt)<text:line-break/>Microsoft Excel 2003 XML (.xml)<text:line-break/>Microsoft Excel 2007/2010 XML (.xlsx, .xlsm, .xlts, .xltm)<text:line-break/>Binární Microsoft Excel 2007/2010 (.xlsb)<text:line-break/>Lotus 1-2-3 (.wk1, .wks, a .123)<text:line-break/>Data Interchange Format (.dif)<text:line-break/>Rich Text Format (.rtf)<text:line-break/>Text CSV (.csv a .txt)<text:line-break/>Formáty StarCalc (.sdc a .vor)<text:line-break/>dBASE (.dbf)<text:line-break/>SYLK (.slk)<text:line-break/>Formát sešitu Unified Office (.uos, .uof)<text:line-break/>Dokument HTML (soubory .htm a .html, včetně webových dotazů)<text:line-break/>Pocket Excel (pxl)<text:line-break/>Quattro Pro 6.0 (.wb2)</text:p>
      <text:h text:style-name="OOoHeading_20_2" text:outline-level="2"><text:bookmark-start text:name="__RefHeading__182234_780470623"/>Otevírání <text:alphabetical-index-mark text:string-value="otevírání" text:key1="soubory s grafikou"/>prezentací<text:bookmark-end text:name="__RefHeading__182234_780470623"/></text:h>
      <text:p text:style-name="OOoTextBody_5f_ListIntro">Kromě souborů ve formátu ODF (.odp, .odg, .otp a .fopd) dokáže LibreOffice Impress otevřít i soubory ve formátech používaných kancelářským balíkem OpenOffice.org 1.x (.sxi a .sti) a následujících souborů s prezentacemi:</text:p>
      <text:p text:style-name="OOoTextBodyIndent">Microsoft PowerPoint 97/2000/XP (.ppt a .pot)<text:line-break/>Microsoft PowerPoint 2007/2010 (.pptx, .pptm, .potx, .potm)<text:line-break/>StarDraw and StarImpress (.sda, .sdd, .sdp, a .vor)<text:line-break/>Formát prezentace Unified Office (.uop, .uof)<text:line-break/>CGM – Computer Graphics Metafile (.cgm)<text:line-break/>Portable Document Format (.pdf)<text:line-break/><text:span text:style-name="T15">Apple Keynote 5 (.key)</text:span></text:p>
      <text:h text:style-name="OOoHeading_20_2" text:outline-level="2"><text:bookmark-start text:name="__RefHeading__182236_780470623"/>Otevírání <text:alphabetical-index-mark text:string-value="otevírání" text:key1="soubory s grafikou"/>grafických souborů<text:bookmark-end text:name="__RefHeading__182236_780470623"/></text:h>
      <text:p text:style-name="OOoTextBody">Kromě souborů ve formátu ODF (.odg a .otg) dokáže LibreOffice Draw otevřít i soubory ve formátech používaných kancelářským balíkem OpenOffice.org 1.x (.sxd a .std) a soubory v následujících grafických formátech:</text:p>
      <text:p text:style-name="P19">Adobe Photoshop (*.psd)<text:line-break/>AutoCAD Interchange Format (*.dxf)<text:line-break/>Corel Draw (*.cdr)<text:line-break/>Corel Presentation Exchange (*.cmx)<text:line-break/>Microsoft Publisher 98-2010 (*.pub)<text:line-break/>Microsoft Visio 2000-2013 (*.vdx; *.vsd; *.vsdm; *.vsdx)<text:line-break/>WordPerfect Graphics (*.wpg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BMP</text:p>
          </table:table-cell>
          <table:table-cell table:style-name="Table1.A1" office:value-type="string">
            <text:p text:style-name="P8">JPEG, JPG</text:p>
          </table:table-cell>
          <table:table-cell table:style-name="Table1.A1" office:value-type="string">
            <text:p text:style-name="P8">PCX</text:p>
          </table:table-cell>
          <table:table-cell table:style-name="Table1.A1" office:value-type="string">
            <text:p text:style-name="P8">PSD</text:p>
          </table:table-cell>
          <table:table-cell table:style-name="Table1.A1" office:value-type="string">
            <text:p text:style-name="P8">SGV</text:p>
          </table:table-cell>
          <table:table-cell table:style-name="Table1.A1" office:value-type="string">
            <text:p text:style-name="P8">WMF</text:p>
          </table:table-cell>
        </table:table-row>
        <table:table-row>
          <table:table-cell table:style-name="Table1.A1" office:value-type="string">
            <text:p text:style-name="P8">DXF</text:p>
          </table:table-cell>
          <table:table-cell table:style-name="Table1.A1" office:value-type="string">
            <text:p text:style-name="P8">MET</text:p>
          </table:table-cell>
          <table:table-cell table:style-name="Table1.A1" office:value-type="string">
            <text:p text:style-name="P8">PGM</text:p>
          </table:table-cell>
          <table:table-cell table:style-name="Table1.A1" office:value-type="string">
            <text:p text:style-name="P8">RAS</text:p>
          </table:table-cell>
          <table:table-cell table:style-name="Table1.A1" office:value-type="string">
            <text:p text:style-name="P8">SVM</text:p>
          </table:table-cell>
          <table:table-cell table:style-name="Table1.A1" office:value-type="string">
            <text:p text:style-name="P8">XBM</text:p>
          </table:table-cell>
        </table:table-row>
        <table:table-row>
          <table:table-cell table:style-name="Table1.A1" office:value-type="string">
            <text:p text:style-name="P8">EMF</text:p>
          </table:table-cell>
          <table:table-cell table:style-name="Table1.A1" office:value-type="string">
            <text:p text:style-name="P8">PBM</text:p>
          </table:table-cell>
          <table:table-cell table:style-name="Table1.A1" office:value-type="string">
            <text:p text:style-name="P8">PLT</text:p>
          </table:table-cell>
          <table:table-cell table:style-name="Table1.A1" office:value-type="string">
            <text:p text:style-name="P8">SDA</text:p>
          </table:table-cell>
          <table:table-cell table:style-name="Table1.A1" office:value-type="string">
            <text:p text:style-name="P8">TGA</text:p>
          </table:table-cell>
          <table:table-cell table:style-name="Table1.A1" office:value-type="string">
            <text:p text:style-name="P8">XPM</text:p>
          </table:table-cell>
        </table:table-row>
        <table:table-row>
          <table:table-cell table:style-name="Table1.A1" office:value-type="string">
            <text:p text:style-name="P8">EPS</text:p>
          </table:table-cell>
          <table:table-cell table:style-name="Table1.A1" office:value-type="string">
            <text:p text:style-name="P8">PCD</text:p>
          </table:table-cell>
          <table:table-cell table:style-name="Table1.A1" office:value-type="string">
            <text:p text:style-name="P8">PNG</text:p>
          </table:table-cell>
          <table:table-cell table:style-name="Table1.A1" office:value-type="string">
            <text:p text:style-name="P8">SDD</text:p>
          </table:table-cell>
          <table:table-cell table:style-name="Table1.A1" office:value-type="string">
            <text:p text:style-name="P8">TIF, TIFF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GIF</text:p>
          </table:table-cell>
          <table:table-cell table:style-name="Table1.A1" office:value-type="string">
            <text:p text:style-name="P8">PCT</text:p>
          </table:table-cell>
          <table:table-cell table:style-name="Table1.A1" office:value-type="string">
            <text:p text:style-name="P8">PPM</text:p>
          </table:table-cell>
          <table:table-cell table:style-name="Table1.A1" office:value-type="string">
            <text:p text:style-name="P8">SGF</text:p>
          </table:table-cell>
          <table:table-cell table:style-name="Table1.A1" office:value-type="string">
            <text:p text:style-name="P8">VOR</text:p>
          </table:table-cell>
          <table:table-cell table:style-name="Table1.A1" office:value-type="string">
            <text:p text:style-name="P8"/>
          </table:table-cell>
        </table:table-row>
      </table:table>
      <text:h text:style-name="OOoHeading_20_2" text:outline-level="2"><text:bookmark-start text:name="__RefHeading__182238_780470623"/><text:soft-page-break/>Otevírání <text:alphabetical-index-mark text:string-value="soubory se vzorci, otevírání"/>souborů se vzorci<text:bookmark-end text:name="__RefHeading__182238_780470623"/></text:h>
      <text:p text:style-name="P3">Kromě souborů ve formátu ODF (.odf) dokáže LibreOffice Math otevřít i soubory ve formátu používaném kancelářským balíkem OpenOffice.org 1.x (.sxm) a soubory ve formátu StarMath, (.smf) a MathML (.mml).</text:p>
      <text:p text:style-name="OOoTextBody">Při otevírání dokumentů aplikace Word, ve kterých je vložený objekt editoru vzorců, a je zaškrtnuta příslušná volba (MathType na LibreOffice Math nebo naopak) na kartě <text:span text:style-name="OOoMenuPath">Nástroje &gt; Možnosti &gt; Načítání/ukládání &gt; Microsoft Office</text:span>, se tento objekt automaticky převede na objekt programu LibreOffice Math.</text:p>
      <text:h text:style-name="OOoHeading_20_1" text:outline-level="1"><text:bookmark-start text:name="__RefHeading__182240_780470623"/>Formáty souborů, které LibreOffice dokáže zapisovat<text:bookmark-end text:name="__RefHeading__182240_780470623"/></text:h>
      <text:p text:style-name="OOoTextBody">Uložení ve formátu <text:span text:style-name="T10">OpenDocument</text:span> zaručuje správné zobrazení souboru po přenosu jiné osobě nebo při opětovném otevření pozdější verzí LibreOffice nebo jiným programem. Proto se velmi doporučuje používat <text:span text:style-name="T10">ODF</text:span> jako výchozí formát souborů. Pokud však chceme, můžeme soubory ukládat i do jiných formátů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Tip</text:p>
          </table:table-cell>
          <table:table-cell table:style-name="Table2.B1" office:value-type="string">
            <text:p text:style-name="P6">Při sdílení dokumentu, při kterém neočekáváme nebo nechceme aby byl upravován, je nejjistější způsob konverze dokumentu do formátu PDF. LibreOffice poskytuje přímý export do PDF. Více informací se nachází v této <text:span text:style-name="T11">příručce</text:span>, v <text:span text:style-name="T7">kapitole 10 Tisk, exportování a e-mailování</text:span>.</text:p>
          </table:table-cell>
        </table:table-row>
      </table:table>
      <text:h text:style-name="OOoHeading_20_2" text:outline-level="2"><text:bookmark-start text:name="__RefHeading__182242_780470623"/>Ukládání textových dokumentů<text:bookmark-end text:name="__RefHeading__182242_780470623"/></text:h>
      <text:p text:style-name="OOoTextBody_5f_ListIntro">Kromě formátu souborů ODF (.odt, .ott a .fodt) podporuje LibreOffice Writer při ukládání tyto formáty:</text:p>
      <text:p text:style-name="P11">OpenOffice.org 1.x Text Document (.sxw)<text:line-break/><text:span text:style-name="T10">OpenOffice.org 1.x</text:span> Text Document Template (.stw)<text:line-break/><text:span text:style-name="T11">Microsoft Word 6.0, 95, and 97/2000/XP (.doc)<text:line-break/>Microsoft Word 2003 XML (.xml)<text:line-break/>Microsoft Word 2007/2010 XML (.docx)</text:span><text:line-break/>Office Open XML Text (.docx)<text:line-break/>Rich Text Format (.rtf)<text:line-break/>StarWriter 3.0, 4.0, and 5.0 (.sdw)<text:line-break/>Šablona StarWriter 3.0, 4.0, and 5.0 (.vor)<text:line-break/>Text (.txt)<text:line-break/>Kódovaný text (.txt)<text:line-break/>Formát textu Unified Office (.uot, .uof)<text:line-break/>Dokument HTML (OpenOffice.org Writer) (.html a .htm)<text:line-break/>DocBook (.xml)<text:line-break/>AportisDoc (Palm) (.pdb)<text:line-break/>Pocket Word (.psw)</text:p>
      <text:p text:style-name="OOoTextBody">Podpora šifrování, která je součástí exportního filtru pro formát Microsoft Word 97/2000/XP, umožňuje ukládání souborů aplikace Microsoft Word s ochranou heslem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OOoTip_2f_Note_2f_Caution">Poznámka</text:p>
          </table:table-cell>
          <table:table-cell table:style-name="Table11.B1" office:value-type="string">
            <text:p text:style-name="OOoTableText">Formát .rtf je běžný formát pro přenos textu mezi aplikacemi, ale může při něm dojít ke ztrátě formátování a obrázků. Z tohoto důvodu je vhodnější použít jiné formáty.</text:p>
          </table:table-cell>
        </table:table-row>
      </table:table>
      <text:h text:style-name="OOoHeading_20_2" text:outline-level="2"><text:bookmark-start text:name="__RefHeading__182244_780470623"/><text:soft-page-break/>Ukládání tabulkových souborů<text:bookmark-end text:name="__RefHeading__182244_780470623"/></text:h>
      <text:p text:style-name="OOoTextBody_5f_ListIntro"><text:alphabetical-index-mark text:string-value="ukládání" text:key1="sešity"/>Kromě formátů OpenDocument (.ods a .ots), LibreOffice Calc dokáže ukládat tyto formáty:</text:p>
      <text:p text:style-name="P5">Sešit OpenOffice.org 1.x (.sxc)<text:line-break/>Šablonu sešitu OpenOffice.org 1.x (.stc)<text:line-break/>Microsoft Excel 97/2000/XP (.xls a .xlw)<text:line-break/>Šablona Microsoft Excel 97/2000/XP (.xlt)<text:line-break/>Microsoft Excel 5.0 a 95 (.xls a .xlw)<text:line-break/>Microsoft Excel 2003 XML (.xml)<text:line-break/>Microsoft Excel 2007/2010 XML (.xlsx)<text:line-break/>Sešit Office Open XML (.xlsx)<text:line-break/>Data Interchange Format (.dif)<text:line-break/>dBase (.dbf)<text:line-break/>SYLK (.slk)<text:line-break/>Text CSV (.csv a .txt)<text:line-break/>Formáty StarCalc 3.0, 4.0, a 5.0 (.sdc a .vor)<text:line-break/>Formát sešitu Unified Office (.uos)<text:line-break/>Dokument HTML (OpenOffice.org Calc) (.html a .htm)<text:line-break/>Pocket Excel (.pxl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OOoTip_2f_Note_2f_Caution">Poznámka</text:p>
          </table:table-cell>
          <table:table-cell table:style-name="Table13.B1" office:value-type="string">
            <text:p text:style-name="OOoTableText">Pro použití filtrů pro formáty mobilních zařízení AportisDoc (Palm), Pocket Word a Pocket Excel je vyžadováno prostředí Java Runtime Environment.</text:p>
          </table:table-cell>
        </table:table-row>
      </table:table>
      <text:h text:style-name="OOoHeading_20_2" text:outline-level="2"><text:bookmark-start text:name="__RefHeading__182246_780470623"/>Ukládání prezentací<text:bookmark-end text:name="__RefHeading__182246_780470623"/></text:h>
      <text:p text:style-name="P4"><text:alphabetical-index-mark text:string-value="ukládání" text:key1="prezentace"/>Kromě formátu souborů ODF (.odp, .otp a .fodp a .odg) podporuje LibreOffice Writer při ukládání tyto formáty:</text:p>
      <text:p text:style-name="OOoTextBodyIndent">Prezentace OpenOffice.org 1.x (.sxi) <text:line-break/>Šablona prezentace OpenOffice.org 1.x (.sti)<text:line-break/>Microsoft PowerPoint 97/2000/XP (.ppt)<text:line-break/>Šablona Microsoft PowerPoint 97/2000/XP (.pot)<text:line-break/>Microsoft PowerPoint 2007/2010 XML (.pptx, .potm)<text:line-break/>Prezentace Office Open XML (.pptx, .potm, .ppsx)<text:line-break/>StarDraw, StarImpress (.sda, .sdd, a .vor)<text:line-break/>Formát prezentace Unified Office (.uop)</text:p>
      <text:p text:style-name="OOoTextBody">Impress dokáže exportovat i do formátu Macromedia Flash (SWF) a dalších formátů, které používá modul Draw.</text:p>
      <text:h text:style-name="OOoHeading_20_2" text:outline-level="2"><text:bookmark-start text:name="__RefHeading__182248_780470623"/>Ukládání kreseb<text:bookmark-end text:name="__RefHeading__182248_780470623"/></text:h>
      <text:p text:style-name="P3"><text:alphabetical-index-mark text:string-value="ukládání" text:key1="soubory s grafikou"/>LibreOffice Draw dokáže ukládat pouze ve formátech OpenDocument Drawing (.odg <text:span text:style-name="T13">a .otg</text:span>), ve formátech OpenOffice 1.x (.sxd a .std) a ve formátu StarDraw (.sda, .sdd a .vor).</text:p>
      <text:p text:style-name="OOoTextBody">Draw však dokáže exportovat do formátů BMP, EMF, EPS, GIF, JPEG, MET, PBM, PCT, PGM, PNG, PPM, RAS, SVG, SVM, TIFF, WMF a XPM.</text:p>
      <text:h text:style-name="OOoHeading_20_2" text:outline-level="2"><text:bookmark-start text:name="__RefHeading__182250_780470623"/>LibreOffice Writer/Web při ukládání podporuje tyto formáty<text:bookmark-end text:name="__RefHeading__182250_780470623"/></text:h>
      <text:p text:style-name="OOoTextBodyIndent">Dokument HTML (.html a .htm), jako HTML 4.0 Transitional<text:line-break/>Šablona OpenOffice.org 1.0 HTML (.stw)<text:line-break/>Šablona OpenOffice.org 2.x HTML (.oth)<text:line-break/>StarWriter/Web 4.0 a 5.0 (.vor)<text:line-break/>Text <text:span text:style-name="T13">a kódovaný text </text:span>(LibreOffice Writer/Web) (.txt)</text:p>
      <text:h text:style-name="OOoHeading_20_1" text:outline-level="1"><text:bookmark-start text:name="__RefHeading__184177_780470623"/><text:soft-page-break/>Export do jiných formátů<text:bookmark-end text:name="__RefHeading__184177_780470623"/></text:h>
      <text:p text:style-name="OOoTextBody">LibreOffice používá pojem „exportovat“ pro některé souborové operace, které provádějí změnu typu souboru. Pokud nenajdeme typ souboru v dialogovém okně <text:span text:style-name="OOoMenuPath">Uložit jako</text:span>, je třeba se podívat na další typy v dialogovém okně <text:span text:style-name="OOoMenuPath">Export</text:span>.</text:p>
      <text:p text:style-name="OOoTextBody">LibreOffice dokáže exportovat soubory do formátů <text:span text:style-name="T12">HTML a</text:span> XHTML. Kromě toho moduly Draw a Impress dokáží exportovat do Adobe Flash (SWF) a mnoha obrázkových formátů.</text:p>
      <text:p text:style-name="OOoTextBody">Pokud chceme exportovat do jednoho z těchto formátů, použijeme položku hlavní nabídky <text:span text:style-name="OOoMenuPath">Soubor &gt; Exportovat</text:span>. V dialogovém okně Exportovat určíme název exportovaného dokumentu, pak zvolíme požadovaný formát v seznamu <text:span text:style-name="OOoEmphasis">Formát souboru</text:span> a klepneme na tlačítko <text:span text:style-name="OOoMenuPath">Exportova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" style:display-name="OOoList 1 Cont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TextBodyIndented" style:family="paragraph" style:parent-style-name="OOoTextBody">
      <style:paragraph-properties fo:margin-left="0.6cm" fo:margin-right="0cm" fo:text-indent="0cm" style:auto-text-indent="fals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normal" style:text-underline-style="none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35cm" text:min-label-width="0.635cm"/>
        <style:text-properties style:font-name="Bitstream Vera Serif"/>
      </text:list-level-style-bullet>
      <text:list-level-style-bullet text:level="2" text:style-name="Bullet_20_Symbols" text:bullet-char="–">
        <style:list-level-properties text:space-before="1.27cm" text:min-label-width="0.635cm"/>
        <style:text-properties style:font-name="Bitstream Vera Serif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)" style:num-format="i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Co je OpenDocument?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Otevřený software, otevřené standardy, OpenDocument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Otevřený software, otevřené standardy, OpenDocument</text:title><text:tab/><text:page-number text:select-page="current">3</text:page-number></text:p>
      </style:footer>
      <style:footer-left>
        <text:p text:style-name="OOoFooter"><text:page-number text:select-page="current">0</text:page-number><text:tab/><text:title>Otevřený software, otevřené standardy, OpenDocument</text:title></text:p>
      </style:footer-left>
    </style:master-page>
    <style:master-page style:name="OOoOneColumn" style:page-layout-name="Mpm6">
      <style:footer>
        <text:p text:style-name="MP2"><text:title>Otevřený software, otevřené standardy, OpenDocument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Otevřený software, otevřené standardy, OpenDocument</dc:title>
    <meta:initial-creator>Jean Hollis Weber</meta:initial-creator>
    <meta:creation-date>2008-06-05T09:52:11</meta:creation-date>
    <dc:creator>Jean Weber</dc:creator>
    <dc:date>2014-06-15T11:19:03.084779000</dc:date>
    <meta:editing-cycles>131</meta:editing-cycles>
    <meta:editing-duration>PT14H40M27S</meta:editing-duration>
    <meta:document-statistic meta:table-count="4" meta:image-count="1" meta:object-count="0" meta:page-count="10" meta:paragraph-count="177" meta:word-count="2480" meta:character-count="16498" meta:non-whitespace-character-count="14194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Library/Application%20Support/LibreOffice/3/user/template/LO_3_4_chapter_template.ott" meta:date="2013-01-26T19:50:30"/>
  </office:meta>
</office:document-meta>
</file>